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row" style:name="TableRow1" style:display-name="TableRow1">
      <style:table-row-properties style:row-height="113.385826772pt"/>
    </style:style>
    <style:style style:family="table-cell" style:name="TableCell1" style:display-name="TableCell1">
      <style:table-cell-properties style:shrink-to-fit="true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shrink-to-fit="true"/>
    </style:style>
    <style:style style:family="paragraph" style:name="CellContent2" style:display-name="CellContent2">
      <style:text-properties/>
      <style:paragraph-properties/>
    </style:style>
  </office:automatic-styles>
  <office:body>
    <office:text text:use-soft-page-breaks="true">
      <text:p><draw:frame svg:height="45.0pt" svg:width="45.0pt" draw:id="BarcodeFrame1" text:anchor-type="as-char"><draw:image xlink:actuate="onLoad" xlink:type="simple" xlink:show="embed"><office:binary-data></office:binary-data></draw:image></draw:frame></text:p>
      <text:p><draw:frame draw:id="ImageFrame1" text:anchor-type="as-char"><draw:image xlink:actuate="onLoad" xlink:type="simple" xlink:show="embed"><office:binary-data></office:binary-data></draw:image></draw:frame></text:p>
      <text:p><draw:frame svg:height="56.6929133858pt" svg:width="141.732283465pt" draw:id="ImageFrame2" text:anchor-type="as-char"><draw:image xlink:actuate="onLoad" xlink:type="simple" xlink:show="embed"><office:binary-data></office:binary-data></draw:image></draw:frame></text:p>
      <table:table table:style-name="Table1">
        <table:table-column table:style-name="TableColumn1"/>
        <table:table-column table:style-name="TableColumn2"/>
        <table:table-row table:style-name="TableRow1">
          <table:table-cell table:style-name="TableCell1" office:value-type="string">
            <text:p text:style-name="CellContent1"><text:span text:style-name="T1"> </text:span><draw:frame svg:height="85.0393700787pt" svg:width="283.464566929pt" draw:id="ImageFrame3" text:anchor-type="as-char"><draw:image xlink:actuate="onLoad" xlink:type="simple" xlink:show="embed"><office:binary-data></office:binary-data></draw:image></draw:frame></text:p>
          </table:table-cell>
          <table:table-cell table:style-name="TableCell2" office:value-type="string">
            <text:p text:style-name="CellContent2"><text:span text:style-name="T2"> </text:span><draw:frame svg:height="45.0pt" svg:width="45.0pt" draw:id="BarcodeFrame2" text:anchor-type="as-char"><draw:image xlink:actuate="onLoad" xlink:type="simple" xlink:show="embed"><office:binary-data></office:binary-data></draw:image></draw:frame></text:p>
          </table:table-cell>
        </table:table-row>
      </table:table>
      <text:p text:style-name="Normal"><text:span text:style-name="T3">Images on the story level:</text:span></text:p>
      <text:p><draw:frame draw:id="ImageFrame4" text:anchor-type="as-char"><draw:image xlink:actuate="onLoad" xlink:type="simple" xlink:show="embed"><office:binary-data></office:binary-data></draw:image></draw:frame></text:p>
      <text:p><draw:frame draw:id="ImageFrame5" text:anchor-type="as-char"><draw:image xlink:actuate="onLoad" xlink:type="simple" xlink:show="embed"><office:binary-data></office:binary-data></draw:image></draw:frame></text:p>
      <text:p><draw:frame draw:id="ImageFrame6" text:anchor-type="as-char"><draw:image xlink:actuate="onLoad" xlink:type="simple" xlink:show="embed"><office:binary-data></office:binary-data></draw:image></draw:frame></text:p>
      <text:p><draw:frame svg:height="45.0pt" svg:width="45.0pt" draw:id="BarcodeFrame3" text:anchor-type="as-char"><draw:image xlink:actuate="onLoad" xlink:type="simple" xlink:show="embed"><office:binary-data></office:binary-data></draw:image></draw:frame></text:p>
      <text:p><draw:frame svg:height="45.0pt" svg:width="45.0pt" draw:id="BarcodeFrame4" text:anchor-type="as-char"><draw:image xlink:actuate="onLoad" xlink:type="simple" xlink:show="embed"><office:binary-data></office:binary-data></draw:image></draw:frame></text:p>
      <text:p text:style-name="Normal"><text:span text:style-name="T4"> Images on the paragraph level: </text:span><draw:frame draw:id="ImageFrame7" text:anchor-type="as-char"><draw:image xlink:actuate="onLoad" xlink:type="simple" xlink:show="embed"><office:binary-data></office:binary-data></draw:image></draw:frame><draw:frame draw:id="ImageFrame8" text:anchor-type="as-char"><draw:image xlink:actuate="onLoad" xlink:type="simple" xlink:show="embed"><office:binary-data></office:binary-data></draw:image></draw:frame><draw:frame draw:id="ImageFrame9" text:anchor-type="as-char"><draw:image xlink:actuate="onLoad" xlink:type="simple" xlink:show="embed"><office:binary-data></office:binary-data></draw:image></draw:frame><draw:frame svg:height="45.0pt" svg:width="45.0pt" draw:id="BarcodeFrame5" text:anchor-type="as-char"><draw:image xlink:actuate="onLoad" xlink:type="simple" xlink:show="embed"><office:binary-data></office:binary-data></draw:image></draw:frame><draw:frame svg:height="45.0pt" svg:width="45.0pt" draw:id="BarcodeFrame6" text:anchor-type="as-char"><draw:image xlink:actuate="onLoad" xlink:type="simple" xlink:show="embed"><office:binary-data></office:binary-data></draw:image></draw:frame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